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Lohit Hindi1" svg:font-family="'Lohit Hindi'"/>
    <style:font-face style:name="OpenSymbol" svg:font-family="OpenSymbol"/>
    <style:font-face style:name="Wingdings 2" svg:font-family="'Wingdings 2'"/>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style:font-face style:name="Wingdings 21" svg:font-family="'Wingdings 2'"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text-properties style:text-position="0% 0%" fo:font-size="12pt" fo:font-weight="bold" style:font-size-asian="12pt" style:font-weight-asian="bold" style:font-weight-complex="bold"/>
    </style:style>
    <style:style style:name="P4" style:family="paragraph" style:parent-style-name="Standard">
      <style:text-properties fo:font-style="italic" style:font-style-asian="italic" style:font-style-complex="italic"/>
    </style:style>
    <style:style style:name="P5" style:family="paragraph" style:parent-style-name="Standard">
      <style:text-properties style:text-position="0% 100%"/>
    </style:style>
    <style:style style:name="P6" style:family="paragraph" style:parent-style-name="Standard">
      <style:text-properties style:text-position="0% 100%" fo:font-size="12pt" fo:font-weight="normal" style:font-size-asian="12pt" style:font-weight-asian="normal" style:font-weight-complex="normal"/>
    </style:style>
    <style:style style:name="P7" style:family="paragraph" style:parent-style-name="Standard">
      <style:text-properties style:text-position="0% 100%" fo:font-size="12pt" fo:font-weight="normal" officeooo:rsid="00062974" style:font-size-asian="12pt" style:font-weight-asian="normal" style:font-weight-complex="normal"/>
    </style:style>
    <style:style style:name="P8" style:family="paragraph" style:parent-style-name="Standard">
      <style:text-properties style:text-position="0% 100%" fo:font-size="12pt" fo:font-style="italic" fo:font-weight="normal" style:font-size-asian="12pt" style:font-style-asian="italic" style:font-weight-asian="normal" style:font-style-complex="italic" style:font-weight-complex="normal"/>
    </style:style>
    <style:style style:name="P9" style:family="paragraph" style:parent-style-name="Standard">
      <style:text-properties style:text-position="0% 100%" fo:font-size="12pt" fo:font-weight="bold" style:font-size-asian="12pt" style:font-weight-asian="bold" style:font-weight-complex="bold"/>
    </style:style>
    <style:style style:name="P10" style:family="paragraph" style:parent-style-name="Standard" style:master-page-name="Standard">
      <style:paragraph-properties fo:text-align="center" style:justify-single-word="false" style:page-number="auto"/>
      <style:text-properties fo:font-size="14pt" fo:font-weight="bold" style:font-size-asian="14pt" style:font-weight-asian="bold" style:font-size-complex="14pt" style:font-weight-complex="bold"/>
    </style:style>
    <style:style style:name="P11" style:family="paragraph" style:parent-style-name="Standard" style:list-style-name="L1"/>
    <style:style style:name="P12" style:family="paragraph" style:parent-style-name="Standard" style:list-style-name="L1">
      <style:text-properties officeooo:paragraph-rsid="0001c575"/>
    </style:style>
    <style:style style:name="P13" style:family="paragraph" style:parent-style-name="Standard" style:list-style-name="L1">
      <style:text-properties officeooo:paragraph-rsid="000df6d1"/>
    </style:style>
    <style:style style:name="P14" style:family="paragraph" style:parent-style-name="Standard" style:list-style-name="L2">
      <style:text-properties fo:font-weight="normal" style:font-weight-asian="normal" style:font-weight-complex="normal"/>
    </style:style>
    <style:style style:name="P15" style:family="paragraph" style:parent-style-name="Standard" style:list-style-name="L4">
      <style:text-properties fo:font-weight="normal" style:font-weight-asian="normal" style:font-weight-complex="normal"/>
    </style:style>
    <style:style style:name="P16" style:family="paragraph" style:parent-style-name="Standard" style:list-style-name="L2">
      <style:text-properties style:text-position="0% 100%"/>
    </style:style>
    <style:style style:name="P17" style:family="paragraph" style:parent-style-name="Standard" style:list-style-name="L2">
      <style:text-properties style:text-position="0% 100%" fo:font-size="12pt" fo:font-weight="normal" style:font-size-asian="12pt" style:font-weight-asian="normal" style:font-weight-complex="normal"/>
    </style:style>
    <style:style style:name="P18" style:family="paragraph" style:parent-style-name="Standard" style:list-style-name="WWNum2">
      <style:text-properties style:text-position="0% 100%" fo:font-size="12pt" fo:font-weight="normal" style:font-size-asian="12pt" style:font-weight-asian="normal" style:font-weight-complex="normal"/>
    </style:style>
    <style:style style:name="P19" style:family="paragraph" style:parent-style-name="Standard" style:list-style-name="L6">
      <style:text-properties style:text-position="0% 100%" fo:font-size="12pt" fo:font-weight="normal" style:font-size-asian="12pt" style:font-weight-asian="normal" style:font-weight-complex="normal"/>
    </style:style>
    <style:style style:name="P20" style:family="paragraph" style:parent-style-name="Standard" style:list-style-name="L5">
      <style:text-properties style:text-position="0% 100%" fo:font-size="12pt" officeooo:rsid="0006870f" officeooo:paragraph-rsid="0006870f" style:font-size-asian="12pt"/>
    </style:style>
    <style:style style:name="P21" style:family="paragraph" style:parent-style-name="Standard" style:list-style-name="L5">
      <style:text-properties style:text-position="0% 100%" fo:font-size="12pt" style:font-size-asian="12pt"/>
    </style:style>
    <style:style style:name="P22" style:family="paragraph" style:parent-style-name="Standard" style:list-style-name="L5">
      <style:text-properties style:text-position="0% 100%" fo:font-size="12pt" officeooo:paragraph-rsid="0006870f" style:font-size-asian="12pt"/>
    </style:style>
    <style:style style:name="P23" style:family="paragraph" style:parent-style-name="Standard" style:list-style-name="WWNum2">
      <style:text-properties style:text-position="0% 100%"/>
    </style:style>
    <style:style style:name="P24" style:family="paragraph" style:parent-style-name="Standard" style:list-style-name="L4">
      <style:text-properties style:text-position="0% 100%"/>
    </style:style>
    <style:style style:name="P25" style:family="paragraph" style:parent-style-name="Standard" style:list-style-name="L3"/>
    <style:style style:name="P26" style:family="paragraph" style:parent-style-name="Standard" style:list-style-name="L4"/>
    <style:style style:name="P27" style:family="paragraph" style:parent-style-name="Standard" style:list-style-name="L5">
      <style:text-properties style:text-position="0% 0%" fo:font-size="12pt" officeooo:paragraph-rsid="0006870f" style:font-size-asian="12pt"/>
    </style:style>
    <style:style style:name="P28" style:family="paragraph" style:parent-style-name="Standard" style:list-style-name="L5">
      <style:paragraph-properties fo:text-align="start" style:justify-single-word="false"/>
      <style:text-properties style:text-position="0% 0%" fo:font-size="12pt" officeooo:paragraph-rsid="0008bbb0" style:font-size-asian="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06c23f" style:font-weight-asian="normal" style:font-weight-complex="normal"/>
    </style:style>
    <style:style style:name="T4" style:family="text">
      <style:text-properties style:text-position="sub 58%"/>
    </style:style>
    <style:style style:name="T5" style:family="text">
      <style:text-properties style:text-position="sub 58%" fo:font-weight="normal" style:font-weight-asian="normal" style:font-weight-complex="normal"/>
    </style:style>
    <style:style style:name="T6" style:family="text">
      <style:text-properties style:text-position="sub 58%" fo:font-weight="normal" officeooo:rsid="0006c23f" style:font-weight-asian="normal" style:font-weight-complex="normal"/>
    </style:style>
    <style:style style:name="T7" style:family="text">
      <style:text-properties style:text-position="sub 58%" fo:font-size="12pt" fo:font-weight="normal" officeooo:rsid="0006c23f" style:font-size-asian="12pt" style:font-weight-asian="normal" style:font-weight-complex="normal"/>
    </style:style>
    <style:style style:name="T8" style:family="text">
      <style:text-properties style:text-position="sub 58%" officeooo:rsid="0006870f"/>
    </style:style>
    <style:style style:name="T9" style:family="text">
      <style:text-properties style:text-position="super 58%" fo:font-size="12pt" fo:font-weight="normal" officeooo:rsid="0008bbb0" style:font-size-asian="12pt" style:font-weight-asian="normal" style:font-weight-complex="normal"/>
    </style:style>
    <style:style style:name="T10" style:family="text">
      <style:text-properties style:text-position="0% 100%"/>
    </style:style>
    <style:style style:name="T11" style:family="text">
      <style:text-properties style:text-position="0% 100%" fo:font-weight="normal" style:font-weight-asian="normal" style:font-weight-complex="normal"/>
    </style:style>
    <style:style style:name="T12" style:family="text">
      <style:text-properties style:text-position="0% 100%" fo:font-size="12pt" fo:font-weight="normal" officeooo:rsid="0006c23f" style:font-size-asian="12pt" style:font-weight-asian="normal" style:font-weight-complex="normal"/>
    </style:style>
    <style:style style:name="T13" style:family="text">
      <style:text-properties style:text-position="0% 100%" officeooo:rsid="0006870f"/>
    </style:style>
    <style:style style:name="T14" style:family="text">
      <style:text-properties officeooo:rsid="002d572e"/>
    </style:style>
    <style:style style:name="T15" style:family="text">
      <style:text-properties officeooo:rsid="0006870f"/>
    </style:style>
    <style:style style:name="T16" style:family="text">
      <style:text-properties fo:font-style="normal" style:font-style-asian="normal" style:font-style-complex="normal"/>
    </style:style>
    <style:style style:name="T17" style:family="text">
      <style:text-properties fo:font-size="12pt" fo:font-weight="normal" style:font-size-asian="12pt" style:font-weight-asian="normal" style:font-weight-complex="normal"/>
    </style:style>
    <style:style style:name="T18" style:family="text">
      <style:text-properties fo:font-size="12pt" style:font-size-asian="12pt"/>
    </style:style>
    <style:style style:name="T19" style:family="text">
      <style:text-properties fo:font-size="12pt" fo:font-weight="bold" style:font-size-asian="12pt" style:font-weight-asian="bold" style:font-weight-complex="bold"/>
    </style:style>
    <style:style style:name="T20" style:family="text">
      <style:text-properties style:font-name="Liberation Serif1" fo:font-size="12pt" fo:font-weight="normal" style:font-name-asian="Liberation Serif1" style:font-size-asian="12pt" style:font-weight-asian="normal" style:font-name-complex="Liberation Serif1" style:font-weight-complex="normal"/>
    </style:style>
    <style:style style:name="T21" style:family="text">
      <style:text-properties style:font-name="Liberation Serif" fo:font-size="12pt" fo:font-weight="normal" style:font-name-asian="WenQuanYi Micro Hei" style:font-size-asian="12pt" style:font-weight-asian="normal" style:font-name-complex="Lohit Hindi" style:font-weight-complex="normal"/>
    </style:style>
    <style:style style:name="T22" style:family="text">
      <style:text-properties officeooo:rsid="0009f730"/>
    </style:style>
    <style:style style:name="T23" style:family="text">
      <style:text-properties officeooo:rsid="000df6d1"/>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Turing machine</text:p>
      <text:p text:style-name="P1"><text:s/>Turing machine</text:p>
      <text:list xml:id="list1084133182" text:style-name="L1">
        <text:list-item>
          <text:p text:style-name="P11">Technical definition</text:p>
          <text:list>
            <text:list-item>
              <text:p text:style-name="P11">A finite automaton with unlimited and unrestricted memory</text:p>
            </text:list-item>
          </text:list>
        </text:list-item>
        <text:list-item>
          <text:p text:style-name="P11">Intuitive definition</text:p>
          <text:list>
            <text:list-item>
              <text:p text:style-name="P11">Striped down model of the modern day computer. Can do everything a modern computer can do.</text:p>
            </text:list-item>
            <text:list-item>
              <text:p text:style-name="P12">A <text:span text:style-name="T14">T</text:span>uring machine is a simulator which runs through code and simulates actions specified in the code.</text:p>
            </text:list-item>
            <text:list-item>
              <text:p text:style-name="P13"><text:span text:style-name="T23">It can even be though of as a program.</text:span></text:p>
            </text:list-item>
          </text:list>
        </text:list-item>
        <text:list-item>
          <text:p text:style-name="P11">Details about working of the TM</text:p>
          <text:list>
            <text:list-item>
              <text:p text:style-name="P11">Can read and write on the tape</text:p>
            </text:list-item>
            <text:list-item>
              <text:p text:style-name="P11">The read-write head can move both left and right</text:p>
            </text:list-item>
            <text:list-item>
              <text:p text:style-name="P11">The tape is infinite towards the right side.</text:p>
            </text:list-item>
            <text:list-item>
              <text:p text:style-name="P11">The accept and reject states take effect immediately</text:p>
            </text:list-item>
            <text:list-item>
              <text:p text:style-name="P11">The head does not move beyond the left end.</text:p>
            </text:list-item>
            <text:list-item>
              <text:p text:style-name="P11">The right end is assumed to be filled with blanks after the end of the string.</text:p>
            </text:list-item>
          </text:list>
        </text:list-item>
      </text:list>
      <text:p text:style-name="Standard"/>
      <text:p text:style-name="P1">Configuration of the TM</text:p>
      <text:list xml:id="list1573585513" text:style-name="L2">
        <text:list-item>
          <text:p text:style-name="P14">It is the setting of a TM which denotes the current state, the current tape contents and the current head position of <text:s/>TM.</text:p>
        </text:list-item>
        <text:list-item>
          <text:p text:style-name="P14">The configuration of a TM is a picture of itself at a particular instant</text:p>
        </text:list-item>
        <text:list-item>
          <text:p text:style-name="P14">A bunch of successive configurations is a computation</text:p>
        </text:list-item>
        <text:list-item>
          <text:p text:style-name="P16"><text:span text:style-name="T1">'w</text:span><text:span text:style-name="T2">q</text:span><text:span text:style-name="T6">n</text:span><text:span text:style-name="T19">v' </text:span><text:span text:style-name="T17">means that the TM is currently in state 'q</text:span><text:span text:style-name="T7">n'</text:span><text:span text:style-name="T17"> after reading the </text:span><text:span text:style-name="T19">string </text:span><text:span text:style-name="T17">'w'. The read head is now pointing to the first alphabet of the string 'v'.</text:span></text:p>
        </text:list-item>
        <text:list-item>
          <text:p text:style-name="P16"><text:span text:style-name="T2">We say that the configuration C1(01001q</text:span><text:span text:style-name="T6">2</text:span><text:span text:style-name="T17">1110) </text:span><text:span text:style-name="T19">yields </text:span><text:span text:style-name="T17">configuration C2(01001xq</text:span><text:span text:style-name="T7">3</text:span><text:span text:style-name="T17">110) if the TM can go from C</text:span><text:span text:style-name="T7">1</text:span><text:span text:style-name="T17"> to C</text:span><text:span text:style-name="T7">2</text:span><text:span text:style-name="T17"> in a single step.</text:span></text:p>
        </text:list-item>
        <text:list-item>
          <text:p text:style-name="P17">Special configurations</text:p>
        </text:list-item>
      </text:list>
      <text:list xml:id="list1985613519" text:style-name="WWNum2">
        <text:list-item>
          <text:list>
            <text:list-item>
              <text:p text:style-name="P23"><text:span text:style-name="T17">Start configuration: q</text:span><text:span text:style-name="T7">0</text:span><text:span text:style-name="T19">w</text:span></text:p>
            </text:list-item>
            <text:list-item>
              <text:p text:style-name="P18">Halting configurations</text:p>
              <text:list>
                <text:list-item>
                  <text:p text:style-name="P23"><text:span text:style-name="T17">accepting configuration: q</text:span><text:span text:style-name="T5">accept</text:span></text:p>
                </text:list-item>
                <text:list-item>
                  <text:p text:style-name="P23"><text:span text:style-name="T17">rejecting configuration: q</text:span><text:span text:style-name="T5">reject</text:span></text:p>
                </text:list-item>
              </text:list>
            </text:list-item>
          </text:list>
        </text:list-item>
      </text:list>
      <text:p text:style-name="P5"/>
      <text:p text:style-name="P1">When can we say that a language, L, is decidable/Turing-decidable/recursive?</text:p>
      <text:p text:style-name="P2">If a TM can be constructed to </text:p>
      <text:list xml:id="list262938300" text:style-name="L3">
        <text:list-item>
          <text:p text:style-name="P25"><text:span text:style-name="T1">halt-and-accept</text:span><text:span text:style-name="T2"> strings of L or </text:span></text:p>
        </text:list-item>
        <text:list-item>
          <text:p text:style-name="P25"><text:span text:style-name="T1">halt-and-reject</text:span><text:span text:style-name="T2"> strings not belonging to L.</text:span></text:p>
        </text:list-item>
      </text:list>
      <text:p text:style-name="P6">Intu<text:span text:style-name="T22">i</text:span>tively, a decidable language is one where, when one presented with any string can always tell if that string belongs to that language or not.</text:p>
      <text:p text:style-name="P8">Examples :</text:p>
      <text:list xml:id="list396285829" text:style-name="L4">
        <text:list-item>
          <text:p text:style-name="P15">L<text:span text:style-name="T4">1 </text:span><text:span text:style-name="T10">=</text:span> {w#w | w belongs to {0, 1}}</text:p>
        </text:list-item>
        <text:list-item>
          <text:p text:style-name="P26"><text:span text:style-name="T2">L</text:span><text:span text:style-name="T5">2 </text:span><text:span text:style-name="T11">=</text:span><text:span text:style-name="T2"> {</text:span><text:span text:style-name="T3"><draw:frame draw:style-name="fr1" draw:name="Object2" text:anchor-type="as-char" svg:width="0.248in" svg:height="0.222in" draw:z-index="0"><draw:object xlink:href="./Object 2" xlink:type="simple" xlink:show="embed" xlink:actuate="onLoad"/><draw:image xlink:href="./ObjectReplacements/Object 2" xlink:type="simple" xlink:show="embed" xlink:actuate="onLoad"/></draw:frame></text:span><text:span text:style-name="T12">}</text:span></text:p>
        </text:list-item>
        <text:list-item>
          <text:p text:style-name="P24"><text:span text:style-name="T17">L</text:span><text:span text:style-name="T7">3</text:span><text:span text:style-name="T17"> = {a</text:span><text:span text:style-name="T9">i</text:span><text:span text:style-name="T17">b</text:span><text:span text:style-name="T9">j</text:span><text:span text:style-name="T17">c</text:span><text:span text:style-name="T9">k</text:span><text:span text:style-name="T17"> | i * j = k and i, j, k &gt;=1}</text:span></text:p>
        </text:list-item>
        <text:list-item>
          <text:p text:style-name="P24"><text:span text:style-name="T17">L</text:span><text:span text:style-name="T7">4</text:span><text:span text:style-name="T17"> = </text:span><text:span text:style-name="T18">{0</text:span>*<text:span text:style-name="T18">1</text:span>*<text:span text:style-name="T18">}</text:span></text:p>
        </text:list-item>
        <text:list-item>
          <text:p text:style-name="P24"><text:span text:style-name="T17">L = {The strings of </text:span><text:span text:style-name="T20">∑</text:span><text:span text:style-name="T21">J</text:span><text:span text:style-name="T17">* that an FA accepts}</text:span></text:p>
        </text:list-item>
      </text:list>
      <text:p text:style-name="Standard"/>
      <text:p text:style-name="P1">When can we say that a language is Turing-acceptable/Turing-recognizable/recursively-enumerable?</text:p>
      <text:p text:style-name="P2">If a TM can be constructed which will <text:span text:style-name="T1">halt-and-accept</text:span> strings of the language for sure. It will <text:span text:style-name="T1">reject or infinitely loop</text:span> on strings not belonging to the language.</text:p>
      <text:p text:style-name="P6"><text:soft-page-break/>Intu<text:span text:style-name="T22">i</text:span>tively, a <text:span text:style-name="T22">recursively-enumerable</text:span> language is one where, when one presented with any string, one can only tell if a string belongs to a language. Can't always tell if a string does not belong to a language.</text:p>
      <text:p text:style-name="P4"><text:a xlink:type="simple" xlink:href="../Undecidable%20Languages.odt"><text:span text:style-name="T16">Examples</text:span></text:a><text:span text:style-name="T16">:</text:span></text:p>
      <text:list xml:id="list457543149" text:style-name="L5">
        <text:list-item>
          <text:p text:style-name="P27"><text:span text:style-name="T13">L</text:span><text:span text:style-name="T8">6</text:span><text:span text:style-name="T13"> = { &lt;M, w&gt; | M is a TM which halts on w}</text:span></text:p>
          <text:list>
            <text:list-item>
              <text:p text:style-name="P27"><text:span text:style-name="T13">Consider M' which recognized L</text:span><text:span text:style-name="T8">6</text:span></text:p>
              <text:p text:style-name="P20">M' = “On input &lt;M, w&gt;,</text:p>
              <text:list>
                <text:list-item>
                  <text:p text:style-name="P20">Run w on M</text:p>
                </text:list-item>
                <text:list-item>
                  <text:p text:style-name="P20">Accept if M halts”</text:p>
                </text:list-item>
              </text:list>
            </text:list-item>
            <text:list-item>
              <text:p text:style-name="P22"><text:span text:style-name="T15">As M keeps running indefinitely if w is not a string on which it halts, there is no way to <text:s/>decide L</text:span><text:span text:style-name="T8">6</text:span><text:span text:style-name="T15">.</text:span></text:p>
            </text:list-item>
          </text:list>
        </text:list-item>
        <text:list-item>
          <text:p text:style-name="P21">D' = Language accepted by a TM which accepts everything ??</text:p>
        </text:list-item>
        <text:list-item>
          <text:p text:style-name="P28"><text:span text:style-name="T10">L</text:span><text:span text:style-name="T4">5</text:span><text:span text:style-name="T10"> = A CFL that does not accept everything????</text:span></text:p>
        </text:list-item>
      </text:list>
      <text:p text:style-name="P5"/>
      <text:p text:style-name="P1">To do</text:p>
      <text:list xml:id="list857952965" text:style-name="L6">
        <text:list-item>
          <text:p text:style-name="P19"/>
        </text:list-item>
      </text:list>
      <text:p text:style-name="P9"/>
      <text:p text:style-name="P6">To the exercise question in [Sipser][1], </text:p>
      <text:p text:style-name="P6">&gt; Show that, &lt;br&gt; </text:p>
      <text:p text:style-name="P6">&gt; if a language 'A' is enumerable in lexicographic order, then it is </text:p>
      <text:p text:style-name="P6">&gt; decidable </text:p>
      <text:p text:style-name="P6"/>
      <text:p text:style-name="P6">The solution given is, </text:p>
      <text:p text:style-name="P6"/>
      <text:p text:style-name="P6">&gt; If A is enumerable in lexicographic order, we consider two cases. If A </text:p>
      <text:p text:style-name="P6">&gt; is finite it is decidable as all finite languages are decidable. If A </text:p>
      <text:p text:style-name="P6">&gt; is infinite, a decider for 'A' operates as follows. On receiving an </text:p>
      <text:p text:style-name="P6">&gt; input string 'w', the decider runs the enumerator. It inspects all </text:p>
      <text:p text:style-name="P6">&gt; strings in the enumeration in order until it reaches a string which is </text:p>
      <text:p text:style-name="P6">&gt; lexicographical next to 'w'. This must eventually occur as A is </text:p>
      <text:p text:style-name="P6">&gt; infinite. If 'w' has appeared in the enumeration already then accept, </text:p>
      <text:p text:style-name="P6">&gt; but if it hasn't appeared yet, it never will. So reject. </text:p>
      <text:p text:style-name="P6"/>
      <text:p text:style-name="P6">I understood the solution. I however thought that the solution to the case of infinite languages should hold good for finite languages too. But, the 'note' below the solution says, </text:p>
      <text:p text:style-name="P6"/>
      <text:p text:style-name="P6">&gt; Note: Breaking into two cases is necessary to handle the possibility </text:p>
      <text:p text:style-name="P6">&gt; that the enumerator may loop without producing additional output when </text:p>
      <text:p text:style-name="P6">&gt; it is enumerating a finite language. </text:p>
      <text:p text:style-name="P6"/>
      <text:p text:style-name="P6">I understand that there is a possibility that an enumerator will loop without producing output when it is enumerating a finite language. It basically loops on a string it can't decide upon. But isn't there a possibility of the same happening when enumerating an infinite language? </text:p>
      <text:p text:style-name="P6"/>
      <text:p text:style-name="P6">I don't understand why an enumerator will loop without producing additional output when it is enumerating a finite language. </text:p>
      <text:p text:style-name="P6"/>
      <text:p text:style-name="P6">My understanding of an enumerator is that it, it takes no input and once switched on, prints all strings of the language it is supposed to enumerate and shuts down(if it is enumerating a finite language of course). </text:p>
      <text:p text:style-name="P3"><text:span text:style-name="T11"><text:s text:c="2"/>[1]: </text:span><text:a xlink:type="simple" xlink:href="http://www.amazon.com/Introduction-Theory-Computation-Michael-Sipser/dp/0534950973"><text:span text:style-name="T11">http://www.amazon.com/Introduction-Theory-Computation-Michael-Sipser/dp/0534950973</text:span></text:a></text:p>
      <text:p text:style-name="P6"/>
      <text:p text:style-name="P7"><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1" svg:font-family="OpenSymbol" style:font-adornments="Regular" style:font-pitch="variable" style:font-charset="x-symbol"/>
    <style:font-face style:name="Lohit Hindi1" svg:font-family="'Lohit Hindi'"/>
    <style:font-face style:name="OpenSymbol" svg:font-family="OpenSymbol"/>
    <style:font-face style:name="Wingdings 2" svg:font-family="'Wingdings 2'"/>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OpenSymbol2" svg:font-family="OpenSymbol" style:font-family-generic="system" style:font-pitch="variable"/>
    <style:font-face style:name="WenQuanYi Micro Hei" svg:font-family="'WenQuanYi Micro Hei'" style:font-family-generic="system" style:font-pitch="variable"/>
    <style:font-face style:name="Wingdings 21" svg:font-family="'Wingdings 2'"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0" fo:widows="0" fo:hyphenation-ladder-count="no-limit" style:writing-mode="lr-tb">
        <style:tab-stops>
          <style:tab-stop style:position="0.4925in"/>
        </style:tab-stops>
      </style:paragraph-properties>
      <style:text-properties fo:color="#00000a" style:font-name="Liberation Serif" fo:font-size="12pt" fo:language="en" fo:country="US" style:font-name-asian="WenQuanYi Micro Hei" style:font-size-asian="12pt" style:language-asian="zh" style:country-asian="CN" style:font-name-complex="Lohit Hindi"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style:style style:name="ListLabel_20_1" style:display-name="ListLabel 1" style:family="text">
      <style:text-properties style:font-name-complex="Wingdings 21"/>
    </style:style>
    <style:style style:name="ListLabel_20_2" style:display-name="ListLabel 2" style:family="text">
      <style:text-properties style:font-name-complex="OpenSymbol2"/>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ListLabel_20_3" style:display-name="ListLabel 3" style:family="text">
      <style:text-properties style:font-name-complex="Wingdings 21"/>
    </style:style>
    <style:style style:name="ListLabel_20_4" style:display-name="ListLabel 4" style:family="text">
      <style:text-properties style:font-name-complex="OpenSymbol2"/>
    </style:style>
    <style:style style:name="ListLabel_20_5" style:display-name="ListLabel 5" style:family="text">
      <style:text-properties style:font-name-complex="Wingdings 21"/>
    </style:style>
    <style:style style:name="ListLabel_20_6" style:display-name="ListLabel 6" style:family="text">
      <style:text-properties style:font-name-complex="OpenSymbol2"/>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5" text:bullet-char="">
        <style:list-level-properties text:list-level-position-and-space-mode="label-alignment">
          <style:list-level-label-alignment text:label-followed-by="listtab" fo:text-indent="-0.25in" fo:margin-left="0.5in"/>
        </style:list-level-properties>
        <style:text-properties style:font-name="Wingdings 2"/>
      </text:list-level-style-bullet>
      <text:list-level-style-bullet text:level="2" text:style-name="ListLabel_20_6" text:bullet-char="◦">
        <style:list-level-properties text:list-level-position-and-space-mode="label-alignment">
          <style:list-level-label-alignment text:label-followed-by="listtab" fo:text-indent="-0.25in" fo:margin-left="0.75in"/>
        </style:list-level-properties>
        <style:text-properties style:font-name="OpenSymbol1"/>
      </text:list-level-style-bullet>
      <text:list-level-style-bullet text:level="3" text:style-name="ListLabel_20_6" text:bullet-char="▪">
        <style:list-level-properties text:list-level-position-and-space-mode="label-alignment">
          <style:list-level-label-alignment text:label-followed-by="listtab" fo:text-indent="-0.25in" fo:margin-left="1in"/>
        </style:list-level-properties>
        <style:text-properties style:font-name="OpenSymbol1"/>
      </text:list-level-style-bullet>
      <text:list-level-style-bullet text:level="4" text:style-name="ListLabel_20_5" text:bullet-char="">
        <style:list-level-properties text:list-level-position-and-space-mode="label-alignment">
          <style:list-level-label-alignment text:label-followed-by="listtab" fo:text-indent="-0.25in" fo:margin-left="1.25in"/>
        </style:list-level-properties>
        <style:text-properties style:font-name="Wingdings 2"/>
      </text:list-level-style-bullet>
      <text:list-level-style-bullet text:level="5" text:style-name="ListLabel_20_6" text:bullet-char="◦">
        <style:list-level-properties text:list-level-position-and-space-mode="label-alignment">
          <style:list-level-label-alignment text:label-followed-by="listtab" fo:text-indent="-0.25in" fo:margin-left="1.5in"/>
        </style:list-level-properties>
        <style:text-properties style:font-name="OpenSymbol1"/>
      </text:list-level-style-bullet>
      <text:list-level-style-bullet text:level="6" text:style-name="ListLabel_20_6" text:bullet-char="▪">
        <style:list-level-properties text:list-level-position-and-space-mode="label-alignment">
          <style:list-level-label-alignment text:label-followed-by="listtab" fo:text-indent="-0.25in" fo:margin-left="1.75in"/>
        </style:list-level-properties>
        <style:text-properties style:font-name="OpenSymbol1"/>
      </text:list-level-style-bullet>
      <text:list-level-style-bullet text:level="7" text:style-name="ListLabel_20_5" text:bullet-char="">
        <style:list-level-properties text:list-level-position-and-space-mode="label-alignment">
          <style:list-level-label-alignment text:label-followed-by="listtab" fo:text-indent="-0.25in" fo:margin-left="2in"/>
        </style:list-level-properties>
        <style:text-properties style:font-name="Wingdings 2"/>
      </text:list-level-style-bullet>
      <text:list-level-style-bullet text:level="8" text:style-name="ListLabel_20_6" text:bullet-char="◦">
        <style:list-level-properties text:list-level-position-and-space-mode="label-alignment">
          <style:list-level-label-alignment text:label-followed-by="listtab" fo:text-indent="-0.25in" fo:margin-left="2.25in"/>
        </style:list-level-properties>
        <style:text-properties style:font-name="OpenSymbol1"/>
      </text:list-level-style-bullet>
      <text:list-level-style-bullet text:level="9" text:style-name="ListLabel_20_6" text:bullet-char="▪">
        <style:list-level-properties text:list-level-position-and-space-mode="label-alignment">
          <style:list-level-label-alignment text:label-followed-by="listtab"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format="">
        <style:list-level-properties text:list-level-position-and-space-mode="label-alignment">
          <style:list-level-label-alignment text:label-followed-by="listtab" fo:text-indent="-0.3in" fo:margin-left="0.3in"/>
        </style:list-level-properties>
      </text:list-level-style-number>
      <text:list-level-style-number text:level="2" style:num-format="">
        <style:list-level-properties text:list-level-position-and-space-mode="label-alignment">
          <style:list-level-label-alignment text:label-followed-by="listtab" fo:text-indent="-0.4in" fo:margin-left="0.4in"/>
        </style:list-level-properties>
      </text:list-level-style-number>
      <text:list-level-style-number text:level="3" style:num-format="">
        <style:list-level-properties text:list-level-position-and-space-mode="label-alignment">
          <style:list-level-label-alignment text:label-followed-by="listtab" fo:text-indent="-0.5in" fo:margin-left="0.5in"/>
        </style:list-level-properties>
      </text:list-level-style-number>
      <text:list-level-style-number text:level="4" style:num-format="">
        <style:list-level-properties text:list-level-position-and-space-mode="label-alignment">
          <style:list-level-label-alignment text:label-followed-by="listtab" fo:text-indent="-0.6in" fo:margin-left="0.6in"/>
        </style:list-level-properties>
      </text:list-level-style-number>
      <text:list-level-style-number text:level="5" style:num-format="">
        <style:list-level-properties text:list-level-position-and-space-mode="label-alignment">
          <style:list-level-label-alignment text:label-followed-by="listtab" fo:text-indent="-0.7in" fo:margin-left="0.7in"/>
        </style:list-level-properties>
      </text:list-level-style-number>
      <text:list-level-style-number text:level="6" style:num-format="">
        <style:list-level-properties text:list-level-position-and-space-mode="label-alignment">
          <style:list-level-label-alignment text:label-followed-by="listtab" fo:text-indent="-0.8in" fo:margin-left="0.8in"/>
        </style:list-level-properties>
      </text:list-level-style-number>
      <text:list-level-style-number text:level="7" style:num-format="">
        <style:list-level-properties text:list-level-position-and-space-mode="label-alignment">
          <style:list-level-label-alignment text:label-followed-by="listtab" fo:text-indent="-0.9in" fo:margin-left="0.9in"/>
        </style:list-level-properties>
      </text:list-level-style-number>
      <text:list-level-style-number text:level="8" style:num-format="">
        <style:list-level-properties text:list-level-position-and-space-mode="label-alignment">
          <style:list-level-label-alignment text:label-followed-by="listtab" fo:text-indent="-1in" fo:margin-left="1in"/>
        </style:list-level-properties>
      </text:list-level-style-number>
      <text:list-level-style-number text:level="9" style:num-format="">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layout-grid-color="#c0c0c0" style:layout-grid-lines="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8-01T11:06:25</meta:creation-date>
    <meta:initial-creator>Kempa </meta:initial-creator>
    <meta:editing-cycles>108</meta:editing-cycles>
    <meta:editing-duration>P1DT20M40S</meta:editing-duration>
    <meta:generator>LibreOffice/3.6$Linux_x86 LibreOffice_project/360m1$Build-2</meta:generator>
    <dc:date>2013-02-01T08:32:37</dc:date>
    <dc:creator>Kempa </dc:creator>
    <meta:document-statistic meta:table-count="0" meta:image-count="0" meta:object-count="1" meta:page-count="3" meta:paragraph-count="71" meta:word-count="815" meta:character-count="4479" meta:non-whitespace-character-count="3745"/>
  </office:meta>
</office:document-meta>
</file>

<file path=Object 2/content.xml><?xml version="1.0" encoding="utf-8"?>
<math xmlns="http://www.w3.org/1998/Math/MathML">
  <semantics>
    <mrow>
      <msup>
        <mn>0</mn>
        <mrow>
          <msup>
            <mn>2</mn>
            <mi>n</mi>
          </msup>
        </mrow>
      </msup>
    </mrow>
    <annotation encoding="StarMath 5.0">0^{2^n}</annotation>
  </semantics>
</math>
</file>